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StarSymbol" svg:font-family="StarSymbol"/>
    <style:font-face style:name="Tahoma1" svg:font-family="Tahoma"/>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statusirish">
      <style:paragraph-properties fo:margin-top="0.199cm" fo:margin-bottom="0.199cm" fo:background-color="transparent" text:number-lines="false" text:line-number="0">
        <style:background-image/>
      </style:paragraph-properties>
    </style:style>
    <style:style style:name="P6" style:family="paragraph" style:parent-style-name="hr">
      <style:paragraph-properties fo:background-color="#ffffff" text:number-lines="false" text:line-number="0">
        <style:background-image/>
      </style:paragraph-properties>
      <style:text-properties style:font-name="Times New Roman3"/>
    </style:style>
    <style:style style:name="P7" style:family="paragraph" style:parent-style-name="statusenglish">
      <style:paragraph-properties fo:background-color="#ffffff" text:number-lines="false" text:line-number="0">
        <style:background-image/>
      </style:paragraph-properties>
    </style:style>
    <style:style style:name="P8" style:family="paragraph" style:parent-style-name="graphic">
      <style:paragraph-properties fo:break-before="page" text:number-lines="false" text:line-number="0"/>
    </style:style>
    <style:style style:name="P9" style:family="paragraph" style:parent-style-name="section">
      <style:paragraph-properties fo:break-before="page"/>
    </style:style>
    <style:style style:name="P10" style:family="paragraph" style:parent-style-name="actsreferredto">
      <style:paragraph-properties fo:break-before="page"/>
    </style:style>
    <style:style style:name="P11" style:family="paragraph" style:parent-style-name="arrangementofsections">
      <style:paragraph-properties fo:text-align="start" style:justify-single-word="false"/>
    </style:style>
    <style:style style:name="P12" style:family="paragraph" style:parent-style-name="shorttitleenglish">
      <style:paragraph-properties text:number-lines="true" text:line-number="0"/>
    </style:style>
    <style:style style:name="P13" style:family="paragraph" style:parent-style-name="centered">
      <style:paragraph-properties text:number-lines="false" text:line-number="0"/>
      <style:text-properties style:font-name="Times New Roman2" style:font-name-asian="Times New Roman2" style:font-name-complex="Times New Roman2"/>
    </style:style>
    <style:style style:name="P14" style:family="paragraph" style:parent-style-name="centered">
      <style:paragraph-properties text:number-lines="false" text:line-number="0"/>
      <style:text-properties style:font-name="Times New Roman2" fo:font-style="italic" style:font-name-asian="Times New Roman2" style:font-style-asian="italic" style:font-name-complex="Times New Roman2" style:font-style-complex="italic"/>
    </style:style>
    <style:style style:name="P15" style:family="paragraph" style:parent-style-name="Standard">
      <style:paragraph-properties text:number-lines="false" text:line-number="0"/>
    </style:style>
    <style:style style:name="P16" style:family="paragraph" style:parent-style-name="Standard">
      <style:paragraph-properties text:number-lines="false" text:line-number="0"/>
      <style:text-properties style:font-name="Times New Roman2" style:font-name-asian="Times New Roman2" style:font-name-complex="Times New Roman2"/>
    </style:style>
    <style:style style:name="P17" style:family="paragraph" style:parent-style-name="bill">
      <style:paragraph-properties text:number-lines="false" text:line-number="0"/>
    </style:style>
    <style:style style:name="P18" style:family="paragraph" style:parent-style-name="shorttitlebackpage">
      <style:paragraph-properties text:number-lines="false" text:line-number="0"/>
    </style:style>
    <style:style style:name="P19" style:family="paragraph" style:parent-style-name="hr2">
      <style:paragraph-properties text:number-lines="false" text:line-number="0"/>
    </style:style>
    <style:style style:name="P20" style:family="paragraph" style:parent-style-name="hr2">
      <style:paragraph-properties text:number-lines="false" text:line-number="0"/>
      <style:text-properties style:font-name="Times New Roman3"/>
    </style:style>
    <style:style style:name="P21" style:family="paragraph" style:parent-style-name="hr2">
      <style:paragraph-properties text:number-lines="false" text:line-number="0"/>
      <style:text-properties style:font-name="Times New Roman2" style:font-name-asian="Times New Roman2" style:font-name-complex="Times New Roman2"/>
    </style:style>
    <style:style style:name="P22" style:family="paragraph" style:parent-style-name="asinitiated">
      <style:paragraph-properties text:number-lines="false" text:line-number="0"/>
    </style:style>
    <style:style style:name="P23" style:family="paragraph" style:parent-style-name="actreferredto">
      <style:paragraph-properties>
        <style:tab-stops/>
      </style:paragraph-properties>
    </style:style>
    <style:style style:name="P24" style:family="paragraph" style:parent-style-name="shorttitlebackpage">
      <style:paragraph-properties fo:margin-top="0.25cm" fo:margin-bottom="0.101cm" text:number-lines="false" text:line-number="0"/>
    </style:style>
    <style:style style:name="P25" style:family="paragraph" style:parent-style-name="backpageprovision_5f_no_5f_line_5f_numbering">
      <style:paragraph-properties fo:margin-top="0.199cm" fo:margin-bottom="0.72cm"/>
    </style:style>
    <style:style style:name="P26" style:family="paragraph" style:parent-style-name="Standard" style:master-page-name="frontcover">
      <style:paragraph-properties style:page-number="1"/>
    </style:style>
    <style:style style:name="P27"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style:font-name="Times New Roman3"/>
    </style:style>
    <style:style style:name="T4" style:family="text">
      <style:text-properties style:font-name="Times New Roman3" fo:font-style="italic" fo:font-weight="normal" style:font-style-asian="italic" style:font-weight-asian="normal" style:font-style-complex="italic" style:font-weight-complex="normal"/>
    </style:style>
    <style:style style:name="T5" style:family="text">
      <style:text-properties style:font-name="Times New Roman3" style:font-name-asian="Times New Roman2" style:font-name-complex="Times New Roman2"/>
    </style:style>
    <style:style style:name="T6" style:family="text">
      <style:text-properties style:font-name="Times New Roman2"/>
    </style:style>
    <style:style style:name="T7" style:family="text">
      <style:text-properties style:font-name="Times New Roman2" style:font-name-asian="Times New Roman2" style:font-name-complex="Times New Roman2"/>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28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STAIDRIMH (CÉAD BLIAIN ÉIRÍ AMACH 1916), 2016" text:name="GA_shorttitle"/>
        <text:user-field-decl office:value-type="string" office:string-value="Statistics (1916 Rising Centenary)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amend the Statistics Act 1993, in relation to the first Census of Population of Ireland taken since the establishment of the State; to afford that census a special heritage status and to have such released to the public for historical, genealogical and other research as part of the national centenary of the 1916 Rising, and the Decade of Centenaries, commemorations." text:name="EN_longtitle"/>
        <text:user-field-decl office:value-type="string" office:string-value="GA_shorttitle_caps" text:name="GA_shorttitle_caps"/>
      </text:user-field-decls>
      <text:p text:style-name="P26"/>
      <text:p text:style-name="Standard"/>
      <text:p text:style-name="graphic_5f_frontpage"/>
      <text:p text:style-name="hr"/>
      <text:p text:style-name="shorttitleirish_5f_frontpage"><text:span text:style-name="bold_5f_noitalic_5f_nounderline"><text:span text:style-name="T3">An Bille Staidrimh (Céad Bliain Éirí Amach 1916), 2016</text:span></text:span></text:p>
      <text:p text:style-name="shorttitleenglish_5f_frontpage"><text:span text:style-name="bold_5f_noitalic_5f_nounderline"><text:span text:style-name="T3">Statistics (1916 Rising Centenary) Bill 2016</text:span></text:span></text:p>
      <text:p text:style-name="P6"/>
      <text:p text:style-name="asinitiated"><text:span text:style-name="bold_5f_noitalic_5f_nounderline"><text:span text:style-name="T4">Mar a tionscnaíodh</text:span></text:span></text:p>
      <text:p text:style-name="asinitiated"><text:span text:style-name="bold_5f_noitalic_5f_nounderline"><text:span text:style-name="T4">As initiated</text:span></text:span></text:p>
      <text:p text:style-name="hr"/>
      <text:p text:style-name="P27"/>
      <text:p text:style-name="hr"/>
      <text:p text:style-name="shorttitleirish"><text:user-field-get text:name="GA_shorttitle">AN BILLE STAIDRIMH (CÉAD BLIAIN ÉIRÍ AMACH 1916), 2016</text:user-field-get></text:p>
      <text:p text:style-name="shorttitleenglish"><text:span text:style-name="bold_5f_noitalic_5f_nounderline"><text:span text:style-name="T2"><text:user-field-get text:name="EN_shorttitle">Statistics (1916 Rising Centenary) Bill 2016</text:user-field-get></text:span></text:span></text:p>
      <text:p text:style-name="hr"/>
      <text:p text:style-name="P5"><text:span text:style-name="nobold_5f_italic_5f_nounderline"><text:user-field-get text:name="GA_DOC_STAGE">Mar a tionscnaíodh</text:user-field-get></text:span><text:span text:style-name="nobold_5f_italic_5f_nounderline"> </text:span></text:p>
      <text:p text:style-name="P7"><text:span text:style-name="nobold_5f_italic_5f_nounderline"><text:user-field-get text:name="EN_DOC_STAGE">As initiated</text:user-field-get></text:span><text:span text:style-name="nobold_5f_italic_5f_nounderline"> </text:span></text:p>
      <text:p text:style-name="hr"/>
      <text:p text:style-name="arrangementofsections">CONTENTS</text:p>
      <text:p text:style-name="arrangementofsections"/>
      <text:p text:style-name="P11">Section</text:p>
      <text:p text:style-name="tocsectionnumber">1. <text:s/><text:bookmark-ref text:reference-format="text" text:ref-name="toc_book_1">Definition</text:bookmark-ref></text:p>
      <text:p text:style-name="tocsectionnumber">2. <text:s/><text:bookmark-ref text:reference-format="text" text:ref-name="toc_book_2">Amendment of section 33 of Statistics Act 1993 - Exception</text:bookmark-ref></text:p>
      <text:p text:style-name="tocsectionnumber">3. <text:s/><text:bookmark-ref text:reference-format="text" text:ref-name="toc_book_3">Amendment of section 35 of Statistics Act 1993 - 1916 Centenary commemoration release</text:bookmark-ref></text:p>
      <text:p text:style-name="tocsectionnumber">4. <text:s/><text:bookmark-ref text:reference-format="text" text:ref-name="toc_book_4">Amendment of section 35 of Statistics Act 1993</text:bookmark-ref></text:p>
      <text:p text:style-name="tocsectionnumber">5. <text:s/><text:bookmark-ref text:reference-format="text" text:ref-name="toc_book_5">Amendment of section 38 of Statistics Act 1993 - Non-offence</text:bookmark-ref></text:p>
      <text:p text:style-name="tocsectionnumber">6. <text:s/><text:bookmark-ref text:reference-format="text" text:ref-name="toc_book_6">Short title</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0">Act Referred to</text:p>
          </text:index-title>
          <text:p text:style-name="P23">Statistics Act 1993 (No. 21)</text:p>
        </text:index-body>
      </text:alphabetical-index>
      <text:p text:style-name="Standard"/>
      <text:p text:style-name="P8"/>
      <text:p text:style-name="hr"/>
      <text:p text:style-name="shorttitleirish"><text:hidden-text text:condition="ooow:" text:string-value="P5:L1" text:is-hidden="true"/><text:user-field-get text:name="GA_shorttitle">AN BILLE STAIDRIMH (CÉAD BLIAIN ÉIRÍ AMACH 1916), 2016</text:user-field-get></text:p>
      <text:p text:style-name="P12"><text:hidden-text text:condition="ooow:" text:string-value="P5:L2" text:is-hidden="true"/><text:span text:style-name="bold_5f_noitalic_5f_nounderline"><text:span text:style-name="T2"><text:user-field-get text:name="EN_shorttitle">Statistics (1916 Rising Centenary) Bill 2016</text:user-field-get></text:span></text:span></text:p>
      <text:p text:style-name="hr"/>
      <text:p text:style-name="bill"><text:hidden-text text:condition="ooow:" text:string-value="P5:L3" text:is-hidden="true"/><text:user-field-get text:name="STATUS">Bill</text:user-field-get></text:p>
      <text:p text:style-name="entitled"/>
      <text:p text:style-name="entitled"><text:hidden-text text:condition="ooow:" text:string-value="P5:L5" text:is-hidden="true"/>entitled</text:p>
      <text:p text:style-name="entitled"/>
      <text:p text:style-name="longtitle"><text:hidden-text text:condition="ooow:" text:string-value="P5:L7" text:is-hidden="true"/>An Act to amend the <text:alphabetical-index-mark text:string-value="Statistics Act 1993 (No. 21)"/><text:a xlink:type="simple" xlink:href="http://www.irishstatutebook.ie/1993/en/act/pub/0021/index.html">Statistics Act 1993</text:a>, in relation to the first Census of Population of <text:hidden-text text:condition="ooow:" text:string-value="P5:L8" text:is-hidden="true"/>Ireland taken since the establishment of the State; to afford that census a special heritage <text:hidden-text text:condition="ooow:" text:string-value="P5:L9" text:is-hidden="true"/>status and to have such released to the public for historical, genealogical and other <text:hidden-text text:condition="ooow:" text:string-value="P5:L10" text:is-hidden="true"/>research as part of the national centenary of the 1916 Rising, and the Decade of <text:hidden-text text:condition="ooow:" text:string-value="P5:L11" text:is-hidden="true"/>Centenaries, commemorations.</text:p>
      <text:p text:style-name="enacted"><text:hidden-text text:condition="ooow:" text:string-value="P5:L12" text:is-hidden="true"/>Be it enacted by the Oireachtas as follows:</text:p>
      <text:p text:style-name="shouldernote"><text:hidden-text text:condition="ooow:" text:string-value="P5:L13" text:is-hidden="true"/><text:bookmark-start text:name="toc_book_1"/>Definition<text:bookmark-end text:name="toc_book_1"/></text:p>
      <text:p text:style-name="section"><text:hidden-text text:condition="ooow:" text:string-value="P5:L14" text:is-hidden="true"/><text:reference-mark-start text:name="sectionnumber_1"/><text:span text:style-name="T2"><text:sequence text:ref-name="refsectionnumber0" text:name="sectionnumber" style:num-format="1">1</text:sequence></text:span><text:reference-mark-end text:name="sectionnumber_1"/><text:span text:style-name="T2">.</text:span><text:tab/>In this Act⁠—</text:p>
      <text:p text:style-name="section"><text:hidden-text text:condition="ooow:" text:string-value="P5:L15" text:is-hidden="true"/><text:tab/>“1911 Census” means the last Census of Population taken by the British authorities for <text:hidden-text text:condition="ooow:" text:string-value="P5:L16" text:is-hidden="true"/>the entire island of Ireland;</text:p>
      <text:p text:style-name="section"><text:hidden-text text:condition="ooow:" text:string-value="P5:L17" text:is-hidden="true"/><text:tab/>“1926 Census” means the first Census of Population taken by Saorstát Éireann;</text:p>
      <text:p text:style-name="section"><text:hidden-text text:condition="ooow:" text:string-value="P5:L18" text:is-hidden="true"/><text:tab/>“Principal Act” means the <text:alphabetical-index-mark text:string-value="Statistics Act 1993 (No. 21)"/><text:a xlink:type="simple" xlink:href="http://www.irishstatutebook.ie/1993/en/act/pub/0021/index.html">Statistics Act 1993</text:a>.</text:p>
      <text:p text:style-name="shouldernote"><text:hidden-text text:condition="ooow:" text:string-value="P5:L19" text:is-hidden="true"/><text:bookmark-start text:name="toc_book_2"/>Amendment of section 33 of Statistics Act 1993 - Exception<text:bookmark-end text:name="toc_book_2"/></text:p>
      <text:p text:style-name="section"><text:hidden-text text:condition="ooow:" text:string-value="P5:L20"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Section 33(1) of the Principal Act is amended by the insertion of “save in the case of <text:hidden-text text:condition="ooow:" text:string-value="P5:L21" text:is-hidden="true"/>section 35(2),” after “or undertaking shall,”.</text:p>
      <text:p text:style-name="shouldernote"><text:hidden-text text:condition="ooow:" text:string-value="P5:L22" text:is-hidden="true"/><text:bookmark-start text:name="toc_book_3"/>Amendment of section 35 of Statistics Act 1993 - 1916 Centenary commemoration release<text:bookmark-end text:name="toc_book_3"/></text:p>
      <text:p text:style-name="section"><text:hidden-text text:condition="ooow:" text:string-value="P5:L23" text:is-hidden="true"/><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Section 35 of the Principal Act is amended by substituting the following subsection for <text:hidden-text text:condition="ooow:" text:string-value="P5:L24" text:is-hidden="true"/>the existing section⁠—</text:p>
      <text:p text:style-name="subsection_5f_insert"><text:hidden-text text:condition="ooow:" text:string-value="P5:L25" text:is-hidden="true"/><text:tab/>“(1)<text:tab/>In the case of a Census of Population undertaken under this Act or <text:hidden-text text:condition="ooow:" text:string-value="P5:L26" text:is-hidden="true"/>under the repealed enactments, the restrictions of sections 32 and 33 of <text:hidden-text text:condition="ooow:" text:string-value="P5:L27" text:is-hidden="true"/>this Act shall cease to apply 100 years after the date of the relevant <text:hidden-text text:condition="ooow:" text:string-value="P5:L28" text:is-hidden="true"/>Census, or earlier in the case of subsection (2).”.</text:p>
      <text:p text:style-name="shouldernote"><text:hidden-text text:condition="ooow:" text:string-value="P5:L29" text:is-hidden="true"/><text:bookmark-start text:name="toc_book_4"/>Amendment of section 35 of Statistics Act 1993<text:bookmark-end text:name="toc_book_4"/></text:p>
      <text:p text:style-name="section"><text:hidden-text text:condition="ooow:" text:string-value="P5:L30" text:is-hidden="true"/><text:reference-mark-start text:name="sectionnumber_4"/><text:span text:style-name="T2"><text:sequence text:ref-name="refsectionnumber3" text:name="sectionnumber" text:formula="ooow:sectionnumber+1" style:num-format="1">4</text:sequence></text:span><text:reference-mark-end text:name="sectionnumber_4"/><text:span text:style-name="T2">.</text:span><text:tab/>Section 35 of the Principal Act is amended by the insertion of the following subsection <text:soft-page-break/><text:hidden-text text:condition="ooow:" text:string-value="P6:L1" text:is-hidden="true"/>after subsection (1)⁠—</text:p>
      <text:p text:style-name="subsection_5f_insert"><text:hidden-text text:condition="ooow:" text:string-value="P6:L2" text:is-hidden="true"/><text:tab/>“(2)<text:tab/>In the case of the 1926 Census of Population due to its importance as <text:hidden-text text:condition="ooow:" text:string-value="P6:L3" text:is-hidden="true"/>the first Census taken since 1911 and the first taken since the <text:hidden-text text:condition="ooow:" text:string-value="P6:L4" text:is-hidden="true"/>establishment of the State and in recognition, therefore, of its special <text:hidden-text text:condition="ooow:" text:string-value="P6:L5" text:is-hidden="true"/>historical and genealogical significance section 35(1) shall not apply <text:hidden-text text:condition="ooow:" text:string-value="P6:L6" text:is-hidden="true"/>and that An Taoiseach shall make the relevant arrangements to have <text:hidden-text text:condition="ooow:" text:string-value="P6:L7" text:is-hidden="true"/>the information contained within, and any records associated with, that <text:hidden-text text:condition="ooow:" text:string-value="P6:L8" text:is-hidden="true"/>Census released as part of the national centenary of the 1916 Rising, <text:hidden-text text:condition="ooow:" text:string-value="P6:L9" text:is-hidden="true"/>and the Decade of Centenaries, commemorations.”.</text:p>
      <text:p text:style-name="shouldernote"><text:hidden-text text:condition="ooow:" text:string-value="P6:L10" text:is-hidden="true"/><text:bookmark-start text:name="toc_book_5"/>Amendment of section 38 of Statistics Act 1993 - Non-offence<text:bookmark-end text:name="toc_book_5"/></text:p>
      <text:p text:style-name="section"><text:hidden-text text:condition="ooow:" text:string-value="P6:L11" text:is-hidden="true"/><text:reference-mark-start text:name="sectionnumber_5"/><text:span text:style-name="T2"><text:sequence text:ref-name="refsectionnumber4" text:name="sectionnumber" text:formula="ooow:sectionnumber+1" style:num-format="1">5</text:sequence></text:span><text:reference-mark-end text:name="sectionnumber_5"/><text:span text:style-name="T2">.</text:span><text:tab/>Section 38 of the Principal Act is amended by the insertion of the following after the <text:hidden-text text:condition="ooow:" text:string-value="P6:L12" text:is-hidden="true"/>words “guilty of an offence”:</text:p>
      <text:p text:style-name="section_5f_insert"><text:hidden-text text:condition="ooow:" text:string-value="P6:L13" text:is-hidden="true"/><text:tab/>“, unless it is in relation to Census records relating to the 1926 Census as <text:hidden-text text:condition="ooow:" text:string-value="P6:L14" text:is-hidden="true"/>per section 35(2).”.</text:p>
      <text:p text:style-name="shouldernote"><text:hidden-text text:condition="ooow:" text:string-value="P6:L15" text:is-hidden="true"/><text:bookmark-start text:name="toc_book_6"/>Short title<text:bookmark-end text:name="toc_book_6"/></text:p>
      <text:p text:style-name="section"><text:hidden-text text:condition="ooow:" text:string-value="P6:L16" text:is-hidden="true"/><text:reference-mark-start text:name="sectionnumber_6"/><text:span text:style-name="T2"><text:sequence text:ref-name="refsectionnumber5" text:name="sectionnumber" text:formula="ooow:sectionnumber+1" style:num-format="1">6</text:sequence></text:span><text:reference-mark-end text:name="sectionnumber_6"/><text:span text:style-name="T2">.</text:span><text:tab/>This Act may be cited as the Statistics (1916 Rising Centenary) Act 2016.</text:p>
      <text:p text:style-name="P9"><text:hidden-text text:condition="ooow:" text:string-value="P7:L1" text:is-hidden="true"/></text:p>
      <table:table table:name="Table1" table:style-name="Table1">
        <table:table-column table:style-name="Table1.A"/>
        <table:table-column table:style-name="Table1.B"/>
        <table:table-row>
          <table:table-cell table:style-name="Table1.A1" office:value-type="string">
            <text:p text:style-name="P18"><text:hidden-text text:condition="ooow:" text:string-value="P8:L1" text:is-hidden="true"/>An Bille Staidrimh (Céad Bliain Éirí Amach <text:hidden-text text:condition="ooow:" text:string-value="P8:L2" text:is-hidden="true"/>1916), 2016</text:p>
            <text:p text:style-name="P15"><text:hidden-text text:condition="ooow:" text:string-value="P8:L3" text:is-hidden="true"/><text:span text:style-name="bold_5f_noitalic_5f_nounderline"><text:span text:style-name="T3"> </text:span></text:span></text:p>
            <text:p text:style-name="P20"><text:hidden-text text:condition="ooow:" text:string-value="P8:L4" text:is-hidden="true"/> <text:s text:c="22"/></text:p>
            <text:p text:style-name="P17"><text:hidden-text text:condition="ooow:" text:string-value="P8:L5" text:is-hidden="true"/>BILLE</text:p>
            <text:p text:style-name="P22"><text:hidden-text text:condition="ooow:" text:string-value="P8:L6" text:is-hidden="true"/>(mar a tionscnaíodh)</text:p>
            <text:p text:style-name="P22"><text:hidden-text text:condition="ooow:" text:string-value="P8:L7" text:is-hidden="true"/>d<text:span text:style-name="T6">á ngairtear</text:span></text:p>
            <text:p text:style-name="P15"><text:hidden-text text:condition="ooow:" text:string-value="P8:L8" text:is-hidden="true"/> </text:p>
            <text:p text:style-name="backpageprovision_5f_no_5f_line_5f_numbering"><text:hidden-text text:condition="ooow:" text:string-value="P8:L9" text:is-hidden="true"/><text:span text:style-name="T7">Acht do leasú an Achta Staidrimh, 1993 i ndáil leis </text:span><text:span text:style-name="T7"><text:hidden-text text:condition="ooow:" text:string-value="P8:L10" text:is-hidden="true"/></text:span><text:span text:style-name="T7">an gcéad Daonáireamh ar Éirinn a rinneadh ó </text:span><text:span text:style-name="T7"><text:hidden-text text:condition="ooow:" text:string-value="P8:L11" text:is-hidden="true"/></text:span><text:span text:style-name="T7">bunaíodh an Stát; do thabhairt stádas </text:span><text:span text:style-name="T7"><text:hidden-text text:condition="ooow:" text:string-value="P8:L12" text:is-hidden="true"/></text:span><text:span text:style-name="T7">oidhreachta speisialta don daonáireamh sin agus </text:span><text:span text:style-name="T7"><text:hidden-text text:condition="ooow:" text:string-value="P8:L13" text:is-hidden="true"/></text:span><text:span text:style-name="T7">do chur faoi deara é a chur ar fáil don phobal le </text:span><text:span text:style-name="T7"><text:hidden-text text:condition="ooow:" text:string-value="P8:L14" text:is-hidden="true"/></text:span><text:span text:style-name="T7">haghaidh taighde staire, ginealais agus eile mar </text:span><text:span text:style-name="T7"><text:hidden-text text:condition="ooow:" text:string-value="P8:L15" text:is-hidden="true"/></text:span><text:span text:style-name="T7">chuid de chomóradh náisiúnta céad bliain Éirí </text:span><text:span text:style-name="T7"><text:hidden-text text:condition="ooow:" text:string-value="P8:L16" text:is-hidden="true"/></text:span><text:span text:style-name="T7">Amach 1916 agus na Deich mBliana de </text:span><text:span text:style-name="T7"><text:hidden-text text:condition="ooow:" text:string-value="P8:L17" text:is-hidden="true"/></text:span><text:span text:style-name="T7">Chomóradh Céad Bliain.</text:span><text:span text:style-name="bold_5f_noitalic_5f_nounderline"><text:span text:style-name="T5"><text:line-break/></text:span></text:span><text:span text:style-name="bold_5f_noitalic_5f_nounderline"><text:span text:style-name="T5"><text:hidden-text text:condition="ooow:" text:string-value="P8:L18" text:is-hidden="true"/></text:span></text:span></text:p>
            <text:p text:style-name="P20"><text:hidden-text text:condition="ooow:" text:string-value="P8:L19" text:is-hidden="true"/> </text:p>
            <text:p text:style-name="P14"><text:hidden-text text:condition="ooow:" text:string-value="P8:L20" text:is-hidden="true"/>An Teachta Aengus Ó Snodaigh a thug isteach,</text:p>
            <text:p text:style-name="P13"><text:hidden-text text:condition="ooow:" text:string-value="P8:L21" text:is-hidden="true"/>24 <text:span text:style-name="T8">Bealtaine</text:span><text:span text:style-name="T9">,</text:span> 2016</text:p>
            <text:p text:style-name="P21"><text:hidden-text text:condition="ooow:" text:string-value="P8:L22" text:is-hidden="true"/> </text:p>
            <text:p text:style-name="P16"><text:hidden-text text:condition="ooow:" text:string-value="P8:L23" text:is-hidden="true"/> </text:p>
          </table:table-cell>
          <table:table-cell table:style-name="Table1.B1" office:value-type="string">
            <text:p text:style-name="P24">Statistics (1916 Rising Centenary) Bill 2016</text:p>
            <text:p text:style-name="P15"><text:span text:style-name="bold_5f_noitalic_5f_nounderline"><text:span text:style-name="T3"/></text:span></text:p>
            <text:p text:style-name="P15"><text:span text:style-name="bold_5f_noitalic_5f_nounderline"><text:span text:style-name="T3"/></text:span></text:p>
            <text:p text:style-name="P19"><text:s/></text:p>
            <text:p text:style-name="P17">BILL</text:p>
            <text:p text:style-name="P22">(as initiated)</text:p>
            <text:p text:style-name="P22">entitled</text:p>
            <text:p text:style-name="P15"/>
            <text:p text:style-name="P25">An Act to amend the Statistics Act 1993, in relation to the first Census of Population of Ireland taken since the establishment of the State; to afford that census a special heritage status and to have such released to the public for historical, genealogical and other research as part of the national centenary of the 1916 Rising, and the Decade of Centenaries, commemorations.<text:span text:style-name="bold_5f_noitalic_5f_nounderline"><text:span text:style-name="T3"><text:line-break/></text:span></text:span></text:p>
            <text:p text:style-name="P19"/>
            <text:p text:style-name="P14">Introduced by Deputy Aengus Ó Snodaigh,</text:p>
            <text:p text:style-name="P13"><text:span text:style-name="T9">24</text:span><text:span text:style-name="T8">th May</text:span><text:span text:style-name="T9">,</text:span> 2016</text:p>
            <text:p text:style-name="P19"/>
            <text:p text:style-name="P15"/>
          </table:table-cell>
        </table:table-row>
      </table:table>
      <text:p text:style-name="Standard"><text:hidden-text text:condition="ooow:" text:string-value="P8:L24"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Tahoma1" svg:font-family="Tahoma"/>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New"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1"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1"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1"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1"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1"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1"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1"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2"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2"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5</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28 of 2016" text:name="Footer"/>
        </text:user-field-decls>
        <text:p text:style-name="P2"><text:span text:style-name="T1"><text:tab/>[</text:span><text:span text:style-name="T1"><text:user-field-get text:name="Footer">No. 28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5</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5</text:page-number></text:p>
      </style:footer>
    </style:master-page>
    <style:master-page style:name="frontcover" style:page-layout-name="pm11" style:next-style-name="First_20_Page">
      <style:footer>
        <text:p text:style-name="P4"/>
        <text:p text:style-name="P4">[No. 28 of 2016]</text:p>
      </style:footer>
    </style:master-page>
    <style:master-page style:name="backcov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04T12:40:04</dc:date>
    <meta:printed-by>Nici Higgins</meta:printed-by>
    <meta:print-date>2009-05-27T14:24:24</meta:print-date>
    <meta:editing-cycles>634</meta:editing-cycles>
    <meta:editing-duration>P2DT7H56M51S</meta:editing-duration>
    <meta:user-defined meta:name="Info 1"/>
    <meta:user-defined meta:name="Info 2"/>
    <meta:user-defined meta:name="Info 3"/>
    <meta:user-defined meta:name="Info 4"/>
    <meta:document-statistic meta:table-count="1" meta:image-count="0" meta:object-count="0" meta:page-count="8" meta:paragraph-count="73" meta:word-count="627" meta:character-count="3872"/>
  </office:meta>
</office:document-meta>
</file>